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64.54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9" table:default-cell-style-name="ce13"/>
        <table:table-column table:style-name="co8" table:default-cell-style-name="ce13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Summary</text:p>
          </table:table-cell>
          <table:table-cell table:style-name="Default" table:number-columns-repeated="15"/>
          <table:table-cell table:number-columns-repeated="3"/>
        </table:table-row>
        <table:table-row table:style-name="ro1">
          <table:table-cell office:value-type="string" calcext:value-type="string" table:number-columns-spanned="19" table:number-rows-spanned="1">
            <text:p><text:a xlink:href="python://get_company()" xlink:type="simple">Company Name</text:a></text:p>
          </table:table-cell>
          <table:covered-table-cell table:number-columns-repeated="15"/>
          <table:covered-table-cell table:number-columns-repeated="3"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5"/>
          <table:covered-table-cell table:number-columns-repeated="2" table:style-name="ce13"/>
          <table:table-cell table:style-name="ce1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 table:number-rows-repeated="2">
          <table:table-cell table:style-name="ce5"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'Location:%20'%20+%20location['name']" xlink:type="simple">LOCATION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UOM</text:p>
          </table:table-cell>
          <table:table-cell table:style-name="ce4" office:value-type="string" calcext:value-type="string">
            <text:p>Beginning Balanc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Ending Balance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6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16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<text:a xlink:href="python://move['product_name']" xlink:type="simple">PRODUCT NAME</text:a></text:p>
          </table:table-cell>
          <table:table-cell table:style-name="ce9" office:value-type="string" calcext:value-type="string">
            <text:p><text:a xlink:href="python://move['unit']" xlink:type="simple">UNIT</text:a></text:p>
          </table:table-cell>
          <table:table-cell table:style-name="ce6" office:value-type="string" calcext:value-type="string">
            <text:p><text:a xlink:href="python://formatLang(move['beg_bal'])" xlink:type="simple">BEGINNING BAL</text:a></text:p>
          </table:table-cell>
          <table:table-cell table:style-name="ce9" office:value-type="string" calcext:value-type="string">
            <text:p><text:a xlink:href="python://move['move_in']" xlink:type="simple">MOVE IN</text:a></text:p>
          </table:table-cell>
          <table:table-cell table:style-name="ce9" office:value-type="string" calcext:value-type="string">
            <text:p><text:a xlink:href="python://move['move_out']" xlink:type="simple">MOVE OUT</text:a></text:p>
          </table:table-cell>
          <table:table-cell table:style-name="ce10" office:value-type="string" calcext:value-type="string">
            <text:p><text:a xlink:href="python://formatLang(move['end_bal'])" xlink:type="simple">ENDING BALANCE</text:a></text:p>
          </table:table-cell>
          <table:table-cell table:style-name="Default" table:number-columns-repeated="10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/for" xlink:type="simple">END LOOP MOVE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/for" xlink:type="simple">END LOOP PRODUCT</text:a></text:p>
          </table:table-cell>
          <table:covered-table-cell table:number-columns-repeated="15"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/for" xlink:type="simple">END LOOP LOCATION</text:a></text:p>
          </table:table-cell>
          <table:covered-table-cell table:number-columns-repeated="15"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3">
      <number:day/>
      <number:text>  </number:text>
      <number:month number:style="long" number:textual="true"/>
      <number:text> </number:text>
      <number:year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8:30:04.50022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20-10-15T18:30:14.897282885</dc:date>
    <meta:editing-duration>PT10H4M23S</meta:editing-duration>
    <meta:editing-cycles>54</meta:editing-cycles>
    <meta:generator>LibreOffice/6.0.7.3$Linux_X86_64 LibreOffice_project/00m0$Build-3</meta:generator>
    <meta:document-statistic meta:table-count="1" meta:cell-count="27" meta:object-count="0"/>
  </office:meta>
</office:document-meta>
</file>